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1979in" style:rel-column-width="11731*"/>
    </style:style>
    <style:style style:name="Table1.B" style:family="table-column">
      <style:table-column-properties style:column-width="2.1486in" style:rel-column-width="21035*"/>
    </style:style>
    <style:style style:name="Table1.C" style:family="table-column">
      <style:table-column-properties style:column-width="1.3694in" style:rel-column-width="13407*"/>
    </style:style>
    <style:style style:name="Table1.D" style:family="table-column">
      <style:table-column-properties style:column-width="1.9778in" style:rel-column-width="1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1979in" style:rel-column-width="11731*"/>
    </style:style>
    <style:style style:name="Table2.B" style:family="table-column">
      <style:table-column-properties style:column-width="2.1486in" style:rel-column-width="21035*"/>
    </style:style>
    <style:style style:name="Table2.C" style:family="table-column">
      <style:table-column-properties style:column-width="1.3694in" style:rel-column-width="13407*"/>
    </style:style>
    <style:style style:name="Table2.D" style:family="table-column">
      <style:table-column-properties style:column-width="1.9778in" style:rel-column-width="1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1979in" style:rel-column-width="11731*"/>
    </style:style>
    <style:style style:name="Table3.B" style:family="table-column">
      <style:table-column-properties style:column-width="2.1486in" style:rel-column-width="21035*"/>
    </style:style>
    <style:style style:name="Table3.C" style:family="table-column">
      <style:table-column-properties style:column-width="1.3694in" style:rel-column-width="13407*"/>
    </style:style>
    <style:style style:name="Table3.D" style:family="table-column">
      <style:table-column-properties style:column-width="1.9778in" style:rel-column-width="1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4pt" officeooo:paragraph-rsid="00009113" style:font-size-asian="14pt" style:font-size-complex="14pt"/>
    </style:style>
    <style:style style:name="P2" style:family="paragraph" style:parent-style-name="Table_20_Contents">
      <style:text-properties style:font-name="Calibri" fo:font-size="14pt" officeooo:rsid="004b7bcc" officeooo:paragraph-rsid="00009113" style:font-size-asian="14pt" style:font-size-complex="14pt"/>
    </style:style>
    <style:style style:name="P3" style:family="paragraph" style:parent-style-name="Table_20_Contents">
      <style:text-properties style:font-name="Calibri" fo:font-size="14pt" officeooo:rsid="004cf922" officeooo:paragraph-rsid="00009113" style:font-size-asian="14pt" style:font-size-complex="14pt"/>
    </style:style>
    <style:style style:name="P4" style:family="paragraph" style:parent-style-name="Table_20_Contents">
      <style:text-properties style:font-name="Calibri" fo:font-size="14pt" officeooo:rsid="0060587c" officeooo:paragraph-rsid="00009113" style:font-size-asian="14pt" style:font-size-complex="14pt"/>
    </style:style>
    <style:style style:name="P5" style:family="paragraph" style:parent-style-name="Table_20_Contents">
      <style:text-properties style:font-name="Calibri" fo:font-size="14pt" officeooo:rsid="006e995d" officeooo:paragraph-rsid="00009113" style:font-size-asian="14pt" style:font-size-complex="14pt"/>
    </style:style>
    <style:style style:name="P6" style:family="paragraph" style:parent-style-name="Table_20_Contents">
      <style:text-properties style:font-name="Calibri" fo:font-size="14pt" officeooo:rsid="0052fbbd" officeooo:paragraph-rsid="00009113" style:font-size-asian="14pt" style:font-size-complex="14pt"/>
    </style:style>
    <style:style style:name="P7" style:family="paragraph" style:parent-style-name="Table_20_Contents">
      <style:text-properties style:font-name="Calibri" fo:font-size="14pt" officeooo:rsid="004e299b" officeooo:paragraph-rsid="00009113" style:font-size-asian="14pt" style:font-size-complex="14pt"/>
    </style:style>
    <style:style style:name="P8" style:family="paragraph" style:parent-style-name="Table_20_Contents">
      <style:text-properties style:font-name="Calibri" fo:font-size="14pt" officeooo:paragraph-rsid="00009113" style:font-size-asian="14pt" style:font-size-complex="14pt"/>
    </style:style>
    <style:style style:name="P9" style:family="paragraph" style:parent-style-name="Table_20_Contents">
      <style:text-properties style:font-name="Calibri" fo:font-size="14pt" officeooo:rsid="00647c74" officeooo:paragraph-rsid="00009113" style:font-size-asian="14pt" style:font-size-complex="14pt"/>
    </style:style>
    <style:style style:name="P10" style:family="paragraph" style:parent-style-name="Table_20_Contents">
      <style:text-properties style:font-name="Calibri" fo:font-size="14pt" officeooo:rsid="006c8be0" officeooo:paragraph-rsid="00009113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522a95" officeooo:paragraph-rsid="00009113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66c215" officeooo:paragraph-rsid="00009113" style:font-size-asian="14pt" style:font-size-complex="14pt"/>
    </style:style>
    <style:style style:name="P13" style:family="paragraph" style:parent-style-name="Table_20_Contents">
      <style:text-properties style:font-name="Calibri" fo:font-size="14pt" officeooo:rsid="0053aa85" officeooo:paragraph-rsid="00009113" style:font-size-asian="14pt" style:font-size-complex="14pt"/>
    </style:style>
    <style:style style:name="P14" style:family="paragraph" style:parent-style-name="Table_20_Contents">
      <style:text-properties style:font-name="Calibri" fo:font-size="14pt" officeooo:rsid="0068bde2" officeooo:paragraph-rsid="00009113" style:font-size-asian="14pt" style:font-size-complex="14pt"/>
    </style:style>
    <style:style style:name="P15" style:family="paragraph" style:parent-style-name="Table_20_Contents">
      <style:text-properties style:font-name="Calibri" fo:font-size="14pt" officeooo:rsid="005b00f6" officeooo:paragraph-rsid="00009113" style:font-size-asian="14pt" style:font-size-complex="14pt"/>
    </style:style>
    <style:style style:name="P16" style:family="paragraph" style:parent-style-name="Table_20_Contents">
      <style:text-properties style:font-name="Calibri" fo:font-size="14pt" officeooo:rsid="005e517a" officeooo:paragraph-rsid="00009113" style:font-size-asian="14pt" style:font-size-complex="14pt"/>
    </style:style>
    <style:style style:name="P17" style:family="paragraph" style:parent-style-name="Table_20_Contents">
      <style:text-properties style:font-name="Calibri" fo:font-size="14pt" officeooo:rsid="006df80d" officeooo:paragraph-rsid="00009113" style:font-size-asian="14pt" style:font-size-complex="14pt"/>
    </style:style>
    <style:style style:name="P18" style:family="paragraph" style:parent-style-name="Table_20_Contents">
      <style:text-properties style:font-name="Calibri" fo:font-size="14pt" officeooo:rsid="00709464" officeooo:paragraph-rsid="00009113" style:font-size-asian="14pt" style:font-size-complex="14pt"/>
    </style:style>
    <style:style style:name="P19" style:family="paragraph" style:parent-style-name="Table_20_Contents">
      <style:text-properties style:font-name="Calibri" fo:font-size="14pt" officeooo:rsid="007293ff" officeooo:paragraph-rsid="00009113" style:font-size-asian="14pt" style:font-size-complex="14pt"/>
    </style:style>
    <style:style style:name="P20" style:family="paragraph" style:parent-style-name="Table_20_Contents">
      <style:text-properties style:font-name="Calibri" fo:font-size="14pt" officeooo:rsid="00733543" officeooo:paragraph-rsid="00009113" style:font-size-asian="14pt" style:font-size-complex="14pt"/>
    </style:style>
    <style:style style:name="P21" style:family="paragraph" style:parent-style-name="Table_20_Contents">
      <style:text-properties style:font-name="Calibri" fo:font-size="14pt" officeooo:rsid="0076fc32" officeooo:paragraph-rsid="00009113" style:font-size-asian="14pt" style:font-size-complex="14pt"/>
    </style:style>
    <style:style style:name="P22" style:family="paragraph" style:parent-style-name="Table_20_Contents">
      <style:text-properties style:font-name="Calibri" fo:font-size="14pt" officeooo:rsid="007e66d2" officeooo:paragraph-rsid="00009113" style:font-size-asian="14pt" style:font-size-complex="14pt"/>
    </style:style>
    <style:style style:name="P23" style:family="paragraph" style:parent-style-name="Table_20_Contents">
      <style:text-properties style:font-name="Calibri" fo:font-size="14pt" officeooo:rsid="00812a21" officeooo:paragraph-rsid="00009113" style:font-size-asian="14pt" style:font-size-complex="14pt"/>
    </style:style>
    <style:style style:name="P24" style:family="paragraph" style:parent-style-name="Table_20_Contents">
      <style:text-properties style:font-name="Calibri" fo:font-size="14pt" officeooo:rsid="0081cf59" officeooo:paragraph-rsid="00009113" style:font-size-asian="14pt" style:font-size-complex="14pt"/>
    </style:style>
    <style:style style:name="P25" style:family="paragraph" style:parent-style-name="Table_20_Contents">
      <style:text-properties style:font-name="Calibri" fo:font-size="14pt" officeooo:rsid="008456fb" officeooo:paragraph-rsid="00009113" style:font-size-asian="14pt" style:font-size-complex="14pt"/>
    </style:style>
    <style:style style:name="P26" style:family="paragraph" style:parent-style-name="Table_20_Contents">
      <style:text-properties style:font-name="Calibri" fo:font-size="14pt" officeooo:rsid="0084eebb" officeooo:paragraph-rsid="00009113" style:font-size-asian="14pt" style:font-size-complex="14pt"/>
    </style:style>
    <style:style style:name="T1" style:family="text">
      <style:text-properties officeooo:rsid="006169a3"/>
    </style:style>
    <style:style style:name="T2" style:family="text">
      <style:text-properties officeooo:rsid="006449f9"/>
    </style:style>
    <style:style style:name="T3" style:family="text">
      <style:text-properties officeooo:rsid="006e995d"/>
    </style:style>
    <style:style style:name="T4" style:family="text">
      <style:text-properties officeooo:rsid="004e299b"/>
    </style:style>
    <style:style style:name="T5" style:family="text">
      <style:text-properties officeooo:rsid="004f5e1d"/>
    </style:style>
    <style:style style:name="T6" style:family="text">
      <style:text-properties officeooo:rsid="0050bdb7"/>
    </style:style>
    <style:style style:name="T7" style:family="text">
      <style:text-properties officeooo:rsid="00522a95"/>
    </style:style>
    <style:style style:name="T8" style:family="text">
      <style:text-properties officeooo:rsid="0052fbbd"/>
    </style:style>
    <style:style style:name="T9" style:family="text">
      <style:text-properties officeooo:rsid="0053aa85"/>
    </style:style>
    <style:style style:name="T10" style:family="text">
      <style:text-properties officeooo:rsid="0056fda1"/>
    </style:style>
    <style:style style:name="T11" style:family="text">
      <style:text-properties officeooo:rsid="00582b7e"/>
    </style:style>
    <style:style style:name="T12" style:family="text">
      <style:text-properties officeooo:rsid="005b6fea"/>
    </style:style>
    <style:style style:name="T13" style:family="text">
      <style:text-properties officeooo:rsid="005c97e2"/>
    </style:style>
    <style:style style:name="T14" style:family="text">
      <style:text-properties officeooo:rsid="005cda55"/>
    </style:style>
    <style:style style:name="T15" style:family="text">
      <style:text-properties officeooo:rsid="00709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633642171360">
          <table:table-cell table:style-name="Table1.A1" office:value-type="string">
            <text:p text:style-name="P2">Kriterium</text:p>
          </table:table-cell>
          <table:table-cell table:style-name="Table1.A1" office:value-type="string">
            <text:p text:style-name="P2">Indikatoren</text:p>
          </table:table-cell>
          <table:table-cell table:style-name="Table1.A1" office:value-type="string">
            <text:p text:style-name="P2">Bewertung</text:p>
            <text:p text:style-name="P2">(+++)/(++)/(+)/(0)/(-)</text:p>
          </table:table-cell>
          <table:table-cell table:style-name="Table1.D1" office:value-type="string">
            <text:p text:style-name="P3">Bemerkungen:</text:p>
            <text:p text:style-name="P4">Jill, Doro <text:span text:style-name="T1">&amp; </text:span><text:span text:style-name="T2">Annelie</text:span></text:p>
            <text:p text:style-name="P4">„<text:span text:style-name="T3">Highway to hell“</text:span></text:p>
            <text:p text:style-name="P5">Textilproduktion</text:p>
          </table:table-cell>
        </table:table-row>
        <table:table-row table:style-name="TableLine2633642177616">
          <table:table-cell table:style-name="Table1.A2" office:value-type="string">
            <text:p text:style-name="P6">Form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3"/>
          </table:table-cell>
        </table:table-row>
        <table:table-row table:style-name="TableLine2633642172992">
          <table:table-cell table:style-name="Table1.A8" office:value-type="string">
            <text:p text:style-name="P7">Technik</text:p>
          </table:table-cell>
          <table:table-cell table:style-name="Table1.B8" office:value-type="string">
            <text:p text:style-name="P8">-<text:span text:style-name="T4">Akustik in Ordnung (Alles Verständlich)?</text:span></text:p>
            <text:p text:style-name="P8">-<text:span text:style-name="T5">Saubere Schnitte zwischen den Tonspuren?</text:span></text:p>
            <text:p text:style-name="P8">-<text:span text:style-name="T6">Angemessene Beitragslänge</text:span></text:p>
          </table:table-cell>
          <table:table-cell table:style-name="Table1.C8" office:value-type="string">
            <text:p text:style-name="P9">+/++</text:p>
          </table:table-cell>
          <table:table-cell table:style-name="Table1.D8" office:value-type="string">
            <text:p text:style-name="P10">Viel Rauschen, Pegel zu hoch aber trotzdem vollkommen verständlich</text:p>
          </table:table-cell>
        </table:table-row>
        <table:table-row table:style-name="TableLine2633642174080">
          <table:table-cell table:style-name="Table1.A8" office:value-type="string">
            <text:p text:style-name="P11">Verständlichkeit</text:p>
          </table:table-cell>
          <table:table-cell table:style-name="Table1.B8" office:value-type="string">
            <text:p text:style-name="P8">-<text:span text:style-name="T7">Einfache Sätze</text:span></text:p>
            <text:p text:style-name="P8">-<text:span text:style-name="T7">Sprachlich angemessen</text:span></text:p>
            <text:p text:style-name="P8">-<text:span text:style-name="T7">An die Hörer:innen gedacht?</text:span></text:p>
          </table:table-cell>
          <table:table-cell table:style-name="Table1.C8" office:value-type="string">
            <text:p text:style-name="P9">++</text:p>
          </table:table-cell>
          <table:table-cell table:style-name="Table1.D8" office:value-type="string">
            <text:p text:style-name="P8"/>
          </table:table-cell>
        </table:table-row>
        <table:table-row table:style-name="TableLine2633642173264">
          <table:table-cell table:style-name="Table1.A2" office:value-type="string">
            <text:p text:style-name="P6">Inhal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Line2633642169456">
          <table:table-cell table:style-name="Table1.A8" office:value-type="string">
            <text:p text:style-name="P6">Fachliche Richtigkeit</text:p>
          </table:table-cell>
          <table:table-cell table:style-name="Table1.B8" office:value-type="string">
            <text:p text:style-name="P8">-<text:span text:style-name="T8">Korrekte Fachsprache</text:span></text:p>
            <text:p text:style-name="P8">-<text:span text:style-name="T8">Ausreichende Erklärungen</text:span></text:p>
            <text:p text:style-name="P8">-<text:span text:style-name="T8">Mindenstens 2 Quellenangaben</text:span></text:p>
          </table:table-cell>
          <table:table-cell table:style-name="Table1.C8" office:value-type="string">
            <text:p text:style-name="P12">++</text:p>
          </table:table-cell>
          <table:table-cell table:style-name="Table1.D8" office:value-type="string">
            <text:p text:style-name="P8"/>
          </table:table-cell>
        </table:table-row>
        <table:table-row table:style-name="TableLine2633642169728">
          <table:table-cell table:style-name="Table1.A8" office:value-type="string">
            <text:p text:style-name="P13">Plausibilität</text:p>
          </table:table-cell>
          <table:table-cell table:style-name="Table1.B8" office:value-type="string">
            <text:p text:style-name="P8">-<text:span text:style-name="T9">Sinnvolle Schwerpunktsetzung?</text:span></text:p>
            <text:p text:style-name="P8">-<text:span text:style-name="T10">Roter Faden vorhanden?</text:span></text:p>
            <text:p text:style-name="P8">-<text:span text:style-name="T11">Nachvollziehbare Argumentation?</text:span></text:p>
          </table:table-cell>
          <table:table-cell table:style-name="Table1.C8" office:value-type="string">
            <text:p text:style-name="P14">+++</text:p>
          </table:table-cell>
          <table:table-cell table:style-name="Table1.D8" office:value-type="string">
            <text:p text:style-name="P8"/>
          </table:table-cell>
        </table:table-row>
        <table:table-row table:style-name="TableLine2633642170272">
          <table:table-cell table:style-name="Table1.A8" office:value-type="string">
            <text:p text:style-name="P15">Volständigkeit</text:p>
          </table:table-cell>
          <table:table-cell table:style-name="Table1.B8" office:value-type="string">
            <text:p text:style-name="P8">-<text:span text:style-name="T12">Was Fehlt Inhaltlich?</text:span></text:p>
            <text:p text:style-name="P8">-<text:span text:style-name="T13">Aufgaben erfühlt?</text:span></text:p>
            <text:p text:style-name="P8">-<text:span text:style-name="T14">Fragen und Antworten zum Beitrag</text:span></text:p>
          </table:table-cell>
          <table:table-cell table:style-name="Table1.C8" office:value-type="string">
            <text:p text:style-name="P14">++</text:p>
          </table:table-cell>
          <table:table-cell table:style-name="Table1.D8" office:value-type="string">
            <text:p text:style-name="P8"/>
          </table:table-cell>
        </table:table-row>
        <table:table-row table:style-name="TableLine2633642170544">
          <table:table-cell table:style-name="Table1.A2" office:value-type="string">
            <text:p text:style-name="P16">Bewertung Insgesam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7">++</text:p>
          </table:table-cell>
          <table:table-cell table:style-name="Table1.D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Line2633773235104">
          <table:table-cell table:style-name="Table2.A1" office:value-type="string">
            <text:p text:style-name="P2">Kriterium</text:p>
          </table:table-cell>
          <table:table-cell table:style-name="Table2.A1" office:value-type="string">
            <text:p text:style-name="P2">Indikatoren</text:p>
          </table:table-cell>
          <table:table-cell table:style-name="Table2.A1" office:value-type="string">
            <text:p text:style-name="P2">Bewertung</text:p>
            <text:p text:style-name="P2">(+++)/(++)/(+)/(0)/(-)</text:p>
          </table:table-cell>
          <table:table-cell table:style-name="Table2.D1" office:value-type="string">
            <text:p text:style-name="P3">Bemerkungen</text:p>
            <text:p text:style-name="P18">Caspar &amp; Caro</text:p>
            <text:p text:style-name="P3">„<text:span text:style-name="T15">Cargo under Sail“</text:span></text:p>
            <text:p text:style-name="P19">Globaler Handel</text:p>
          </table:table-cell>
        </table:table-row>
        <table:table-row table:style-name="TableLine2633773242176">
          <table:table-cell table:style-name="Table2.A2" office:value-type="string">
            <text:p text:style-name="P6">Form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3"/>
          </table:table-cell>
        </table:table-row>
        <table:table-row table:style-name="TableLine2633773242448">
          <table:table-cell table:style-name="Table2.A8" office:value-type="string">
            <text:p text:style-name="P7">Technik</text:p>
          </table:table-cell>
          <table:table-cell table:style-name="Table2.B8" office:value-type="string">
            <text:p text:style-name="P8">-<text:span text:style-name="T4">Akustik in Ordnung (Alles Verständlich)?</text:span></text:p>
            <text:p text:style-name="P8">-<text:span text:style-name="T5">Saubere Schnitte zwischen den Tonspuren?</text:span></text:p>
            <text:p text:style-name="P8">-<text:span text:style-name="T6">Angemessene Beitragslänge</text:span></text:p>
          </table:table-cell>
          <table:table-cell table:style-name="Table2.C8" office:value-type="string">
            <text:p text:style-name="P19">+</text:p>
          </table:table-cell>
          <table:table-cell table:style-name="Table2.D8" office:value-type="string">
            <text:p text:style-name="P8"/>
          </table:table-cell>
        </table:table-row>
        <table:table-row table:style-name="TableLine2633773239456">
          <table:table-cell table:style-name="Table2.A8" office:value-type="string">
            <text:p text:style-name="P11">Verständlichkeit</text:p>
          </table:table-cell>
          <table:table-cell table:style-name="Table2.B8" office:value-type="string">
            <text:p text:style-name="P8">-<text:span text:style-name="T7">Einfache Sätze</text:span></text:p>
            <text:p text:style-name="P8">-<text:span text:style-name="T7">Sprachlich angemessen</text:span></text:p>
            <text:p text:style-name="P8">-<text:span text:style-name="T7">An die Hörer:innen gedacht?</text:span></text:p>
          </table:table-cell>
          <table:table-cell table:style-name="Table2.C8" office:value-type="string">
            <text:p text:style-name="P19">++</text:p>
          </table:table-cell>
          <table:table-cell table:style-name="Table2.D8" office:value-type="string">
            <text:p text:style-name="P8"/>
          </table:table-cell>
        </table:table-row>
        <table:table-row table:style-name="TableLine2633773244896">
          <table:table-cell table:style-name="Table2.A2" office:value-type="string">
            <text:p text:style-name="P6">Inhal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Line2633773246528">
          <table:table-cell table:style-name="Table2.A8" office:value-type="string">
            <text:p text:style-name="P6">Fachliche Richtigkeit</text:p>
          </table:table-cell>
          <table:table-cell table:style-name="Table2.B8" office:value-type="string">
            <text:p text:style-name="P8">-<text:span text:style-name="T8">Korrekte Fachsprache</text:span></text:p>
            <text:p text:style-name="P8">-<text:span text:style-name="T8">Ausreichende Erklärungen</text:span></text:p>
            <text:p text:style-name="P8">-<text:span text:style-name="T8">Mindenstens 2 Quellenangaben</text:span></text:p>
          </table:table-cell>
          <table:table-cell table:style-name="Table2.C8" office:value-type="string">
            <text:p text:style-name="P20">++</text:p>
          </table:table-cell>
          <table:table-cell table:style-name="Table2.D8" office:value-type="string">
            <text:p text:style-name="P8"/>
          </table:table-cell>
        </table:table-row>
        <table:table-row table:style-name="TableLine2633773235648">
          <table:table-cell table:style-name="Table2.A8" office:value-type="string">
            <text:p text:style-name="P13">Plausibilität</text:p>
          </table:table-cell>
          <table:table-cell table:style-name="Table2.B8" office:value-type="string">
            <text:p text:style-name="P8">-<text:span text:style-name="T9">Sinnvolle Schwerpunktsetzung?</text:span></text:p>
            <text:p text:style-name="P8">-<text:span text:style-name="T10">Roter Faden vorhanden?</text:span></text:p>
            <text:p text:style-name="P8">-<text:span text:style-name="T11">Nachvollziehbare Argumentation?</text:span></text:p>
          </table:table-cell>
          <table:table-cell table:style-name="Table2.C8" office:value-type="string">
            <text:p text:style-name="P19">++</text:p>
          </table:table-cell>
          <table:table-cell table:style-name="Table2.D8" office:value-type="string">
            <text:p text:style-name="P8"/>
          </table:table-cell>
        </table:table-row>
        <table:table-row table:style-name="TableLine2633773247888">
          <table:table-cell table:style-name="Table2.A8" office:value-type="string">
            <text:p text:style-name="P15">Volständigkeit</text:p>
          </table:table-cell>
          <table:table-cell table:style-name="Table2.B8" office:value-type="string">
            <text:p text:style-name="P8">-<text:span text:style-name="T12">Was Fehlt Inhaltlich?</text:span></text:p>
            <text:p text:style-name="P8">-<text:span text:style-name="T13">Aufgaben erfühlt?</text:span></text:p>
            <text:p text:style-name="P8">-<text:span text:style-name="T14">Fragen und Antworten zum Beitrag</text:span></text:p>
          </table:table-cell>
          <table:table-cell table:style-name="Table2.C8" office:value-type="string">
            <text:p text:style-name="P21">++</text:p>
          </table:table-cell>
          <table:table-cell table:style-name="Table2.D8" office:value-type="string">
            <text:p text:style-name="P8"/>
          </table:table-cell>
        </table:table-row>
        <table:table-row table:style-name="TableLine2633773237280">
          <table:table-cell table:style-name="Table2.A2" office:value-type="string">
            <text:p text:style-name="P16">Bewertung Insgesam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++</text:p>
          </table:table-cell>
          <table:table-cell table:style-name="Table2.D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633773223952">
          <table:table-cell table:style-name="Table3.A1" office:value-type="string">
            <text:p text:style-name="P2">Kriterium</text:p>
          </table:table-cell>
          <table:table-cell table:style-name="Table3.A1" office:value-type="string">
            <text:p text:style-name="P2">Indikatoren</text:p>
          </table:table-cell>
          <table:table-cell table:style-name="Table3.A1" office:value-type="string">
            <text:p text:style-name="P2">Bewertung</text:p>
            <text:p text:style-name="P2">(+++)/(++)/(+)/(0)/(-)</text:p>
          </table:table-cell>
          <table:table-cell table:style-name="Table3.D1" office:value-type="string">
            <text:p text:style-name="P3">Bemerkungen</text:p>
            <text:p text:style-name="P22">Linus H &amp; Clara</text:p>
            <text:p text:style-name="P22">„Ökosiegel“</text:p>
          </table:table-cell>
        </table:table-row>
        <table:table-row table:style-name="TableLine2633773230208">
          <table:table-cell table:style-name="Table3.A2" office:value-type="string">
            <text:p text:style-name="P6">Form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3"/>
          </table:table-cell>
        </table:table-row>
        <table:table-row table:style-name="TableLine2633773222864">
          <table:table-cell table:style-name="Table3.A8" office:value-type="string">
            <text:p text:style-name="P7">Technik</text:p>
          </table:table-cell>
          <table:table-cell table:style-name="Table3.B8" office:value-type="string">
            <text:p text:style-name="P8">-<text:span text:style-name="T4">Akustik in Ordnung (Alles Verständlich)?</text:span></text:p>
            <text:p text:style-name="P8">-<text:span text:style-name="T5">Saubere Schnitte zwischen den Tonspuren?</text:span></text:p>
            <text:p text:style-name="P8">-<text:span text:style-name="T6">Angemessene Beitragslänge</text:span></text:p>
          </table:table-cell>
          <table:table-cell table:style-name="Table3.C8" office:value-type="string">
            <text:p text:style-name="P23">++</text:p>
          </table:table-cell>
          <table:table-cell table:style-name="Table3.D8" office:value-type="string">
            <text:p text:style-name="P8"/>
          </table:table-cell>
        </table:table-row>
        <table:table-row table:style-name="TableLine2633773225312">
          <table:table-cell table:style-name="Table3.A8" office:value-type="string">
            <text:p text:style-name="P11">Verständlichkeit</text:p>
          </table:table-cell>
          <table:table-cell table:style-name="Table3.B8" office:value-type="string">
            <text:p text:style-name="P8">-<text:span text:style-name="T7">Einfache Sätze</text:span></text:p>
            <text:p text:style-name="P8">-<text:span text:style-name="T7">Sprachlich angemessen</text:span></text:p>
            <text:p text:style-name="P8">-<text:span text:style-name="T7">An die Hörer:innen gedacht?</text:span></text:p>
          </table:table-cell>
          <table:table-cell table:style-name="Table3.C8" office:value-type="string">
            <text:p text:style-name="P23">+/++</text:p>
          </table:table-cell>
          <table:table-cell table:style-name="Table3.D8" office:value-type="string">
            <text:p text:style-name="P8"/>
          </table:table-cell>
        </table:table-row>
        <table:table-row table:style-name="TableLine2633773224768">
          <table:table-cell table:style-name="Table3.A2" office:value-type="string">
            <text:p text:style-name="P6">Inhalt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D2" office:value-type="string">
            <text:p text:style-name="P8"/>
          </table:table-cell>
        </table:table-row>
        <table:table-row table:style-name="TableLine2633773232112">
          <table:table-cell table:style-name="Table3.A8" office:value-type="string">
            <text:p text:style-name="P6">Fachliche Richtigkeit</text:p>
          </table:table-cell>
          <table:table-cell table:style-name="Table3.B8" office:value-type="string">
            <text:p text:style-name="P8">-<text:span text:style-name="T8">Korrekte Fachsprache</text:span></text:p>
            <text:p text:style-name="P8">-<text:span text:style-name="T8">Ausreichende Erklärungen</text:span></text:p>
            <text:p text:style-name="P8">-<text:span text:style-name="T8">Mindenstens 2 Quellenangaben</text:span></text:p>
          </table:table-cell>
          <table:table-cell table:style-name="Table3.C8" office:value-type="string">
            <text:p text:style-name="P24">++</text:p>
          </table:table-cell>
          <table:table-cell table:style-name="Table3.D8" office:value-type="string">
            <text:p text:style-name="P8"/>
          </table:table-cell>
        </table:table-row>
        <table:table-row table:style-name="TableLine2633773232384">
          <table:table-cell table:style-name="Table3.A8" office:value-type="string">
            <text:p text:style-name="P13">Plausibilität</text:p>
          </table:table-cell>
          <table:table-cell table:style-name="Table3.B8" office:value-type="string">
            <text:p text:style-name="P8">-<text:span text:style-name="T9">Sinnvolle Schwerpunktsetzung?</text:span></text:p>
            <text:p text:style-name="P8">-<text:span text:style-name="T10">Roter Faden vorhanden?</text:span></text:p>
            <text:p text:style-name="P8">-<text:span text:style-name="T11">Nachvollziehbare Argumentation?</text:span></text:p>
          </table:table-cell>
          <table:table-cell table:style-name="Table3.C8" office:value-type="string">
            <text:p text:style-name="P24">+++</text:p>
          </table:table-cell>
          <table:table-cell table:style-name="Table3.D8" office:value-type="string">
            <text:p text:style-name="P8"/>
          </table:table-cell>
        </table:table-row>
        <table:table-row table:style-name="TableLine2633773220416">
          <table:table-cell table:style-name="Table3.A8" office:value-type="string">
            <text:p text:style-name="P15">Volständigkeit</text:p>
          </table:table-cell>
          <table:table-cell table:style-name="Table3.B8" office:value-type="string">
            <text:p text:style-name="P8">-<text:span text:style-name="T12">Was Fehlt Inhaltlich?</text:span></text:p>
            <text:p text:style-name="P8">-<text:span text:style-name="T13">Aufgaben erfühlt?</text:span></text:p>
            <text:p text:style-name="P8">-<text:span text:style-name="T14">Fragen und Antworten zum Beitrag</text:span></text:p>
          </table:table-cell>
          <table:table-cell table:style-name="Table3.C8" office:value-type="string">
            <text:p text:style-name="P25">++</text:p>
          </table:table-cell>
          <table:table-cell table:style-name="Table3.D8" office:value-type="string">
            <text:p text:style-name="P8"/>
          </table:table-cell>
        </table:table-row>
        <table:table-row table:style-name="TableLine2633773220688">
          <table:table-cell table:style-name="Table3.A2" office:value-type="string">
            <text:p text:style-name="P16">Bewertung Insgesamt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6">++</text:p>
          </table:table-cell>
          <table:table-cell table:style-name="Table3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17:33:06.981000000</dc:date>
    <meta:editing-duration>PT1M21S</meta:editing-duration>
    <meta:editing-cycles>1</meta:editing-cycles>
    <meta:document-statistic meta:table-count="3" meta:image-count="0" meta:object-count="0" meta:page-count="3" meta:paragraph-count="111" meta:word-count="225" meta:character-count="1937" meta:non-whitespace-character-count="1823"/>
    <meta:generator>LibreOffice/7.1.0.3$Windows_X86_64 LibreOffice_project/f6099ecf3d29644b5008cc8f48f42f4a40986e4c</meta:generator>
  </office:meta>
</office:document-meta>
</file>